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Helvetica1" svg:font-family="Helvetica"/>
    <style:font-face style:name="HelveticaPlain1" svg:font-family="HelveticaPlain"/>
    <style:font-face style:name="Consolas1" svg:font-family="Consolas" style:font-pitch="variable"/>
    <style:font-face style:name="Helvetica" svg:font-family="Helvetica" style:font-pitch="variable"/>
    <style:font-face style:name="HelveticaPlain" svg:font-family="HelveticaPlain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2cm" fo:min-width="2.54cm" fo:padding-top="0.035cm" fo:padding-bottom="0.035cm" fo:padding-left="0.035cm" fo:padding-right="0.035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423cm" fo:min-width="2.54cm" fo:padding-top="0.106cm" fo:padding-bottom="0.106cm" fo:padding-left="0.106cm" fo:padding-right="0.106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793cm" fo:min-width="2.54cm" fo:padding-top="0.106cm" fo:padding-bottom="0.106cm" fo:padding-left="0.106cm" fo:padding-right="0.106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883cm" fo:min-width="2.54cm" fo:padding-top="0.035cm" fo:padding-bottom="0.035cm" fo:padding-left="0.035cm" fo:padding-right="0.035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382cm" fo:min-width="2.54cm" fo:padding-top="0.035cm" fo:padding-bottom="0.035cm" fo:padding-left="0.035cm" fo:padding-right="0.03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text-properties fo:color="#000000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000000"/>
    </style:style>
    <style:style style:name="P7" style:family="paragraph">
      <loext:graphic-properties draw:fill="none"/>
      <style:paragraph-properties style:writing-mode="lr-tb"/>
      <style:text-properties fo:color="#000000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HelveticaPlain1" fo:font-size="8pt" style:font-name-asian="HelveticaPlain1" style:font-size-asian="8pt" style:font-name-complex="HelveticaPlain1" style:font-size-complex="8pt"/>
    </style:style>
    <style:style style:name="T3" style:family="text">
      <style:text-properties fo:color="#000000" style:font-name="Consolas" fo:font-size="6pt" style:font-name-asian="Consolas" style:font-size-asian="6pt" style:font-name-complex="Consolas" style:font-size-complex="6pt"/>
    </style:style>
    <style:style style:name="T4" style:family="text">
      <style:text-properties fo:color="#000000" style:font-name="HelveticaPlain1" fo:font-size="6pt" style:font-name-asian="HelveticaPlain1" style:font-size-asian="6pt" style:font-name-complex="HelveticaPlain1" style:font-size-complex="6pt"/>
    </style:style>
    <style:style style:name="T5" style:family="text">
      <style:text-properties fo:color="#000000" style:font-name="Helvetica1" fo:font-size="8pt" fo:background-color="#ffffff" style:font-name-asian="Helvetica1" style:font-size-asian="8pt" style:font-name-complex="Helvetica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4.115cm" svg:height="1.27cm" svg:x="4.299cm" svg:y="1.588cm" svg:viewBox="0 0 4116 1271" draw:points="0,1271 4116,1271 4116,0 0,0">
              <text:p/>
            </draw:polygon>
            <draw:polygon draw:style-name="gr2" draw:text-style-name="P2" draw:layer="layout" svg:width="4.115cm" svg:height="1.27cm" svg:x="4.299cm" svg:y="1.588cm" svg:viewBox="0 0 4116 1271" draw:points="0,1271 4116,1271 4116,0 0,0">
              <text:p/>
            </draw:polygon>
          </draw:g>
          <draw:frame draw:style-name="gr3" draw:text-style-name="P4" draw:layer="layout" svg:width="4.115cm" svg:height="1.27cm" svg:x="4.299cm" svg:y="1.588cm">
            <draw:text-box>
              <text:p text:style-name="P3"><text:span text:style-name="T1">__MigrationHistory</text:span></text:p>
            </draw:text-box>
          </draw:frame>
        </draw:g>
        <draw:g>
          <draw:g>
            <draw:path draw:style-name="gr1" draw:text-style-name="P1" draw:layer="layout" svg:width="2.858cm" svg:height="0.635cm" svg:x="0.965cm" svg:y="0.953cm" svg:viewBox="0 0 2859 636" svg:d="M2542 636c55 0 110-15 158-43 49-27 89-67 117-116 27-48 42-103 42-158 0-1 0-1 0-2 0-55-15-110-42-158-28-49-68-89-117-116-48-28-103-43-158-43h-2225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2.858cm" svg:height="0.635cm" svg:x="0.965cm" svg:y="0.953cm" svg:viewBox="0 0 2859 636" svg:d="M2542 636c55 0 110-15 158-43 49-27 89-67 117-116 27-48 42-103 42-158 0-1 0-1 0-2 0-55-15-110-42-158-28-49-68-89-117-116-48-28-103-43-158-43h-2225c-55 0-110 15-158 43-49 27-89 67-117 116-27 48-42 103-42 158 0 1 0 1 0 2 0 55 15 110 42 158 28 49 68 89 117 116 48 28 103 43 158 43z">
              <text:p/>
            </draw:path>
          </draw:g>
          <draw:frame draw:style-name="gr4" draw:text-style-name="P4" draw:layer="layout" svg:width="2.858cm" svg:height="0.635cm" svg:x="0.965cm" svg:y="0.953cm">
            <draw:text-box>
              <text:p text:style-name="P3"><text:span text:style-name="T1">MigrationId#</text:span></text:p>
            </draw:text-box>
          </draw:frame>
        </draw:g>
        <draw:g>
          <draw:g>
            <draw:path draw:style-name="gr1" draw:text-style-name="P1" draw:layer="layout" svg:width="2.858cm" svg:height="0.635cm" svg:x="0.965cm" svg:y="1.588cm" svg:viewBox="0 0 2859 636" svg:d="M2542 636c55 0 110-15 158-43 49-27 89-67 117-116 27-48 42-103 42-158 0-1 0-1 0-2 0-55-15-110-42-158-28-49-68-89-117-116-48-28-103-43-158-43h-2225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2.858cm" svg:height="0.635cm" svg:x="0.965cm" svg:y="1.588cm" svg:viewBox="0 0 2859 636" svg:d="M2542 636c55 0 110-15 158-43 49-27 89-67 117-116 27-48 42-103 42-158 0-1 0-1 0-2 0-55-15-110-42-158-28-49-68-89-117-116-48-28-103-43-158-43h-2225c-55 0-110 15-158 43-49 27-89 67-117 116-27 48-42 103-42 158 0 1 0 1 0 2 0 55 15 110 42 158 28 49 68 89 117 116 48 28 103 43 158 43z">
              <text:p/>
            </draw:path>
          </draw:g>
          <draw:frame draw:style-name="gr4" draw:text-style-name="P4" draw:layer="layout" svg:width="2.858cm" svg:height="0.635cm" svg:x="0.965cm" svg:y="1.588cm">
            <draw:text-box>
              <text:p text:style-name="P3"><text:span text:style-name="T1">ContextKey#</text:span></text:p>
            </draw:text-box>
          </draw:frame>
        </draw:g>
        <draw:g>
          <draw:g>
            <draw:path draw:style-name="gr1" draw:text-style-name="P1" draw:layer="layout" svg:width="2.858cm" svg:height="0.635cm" svg:x="0.965cm" svg:y="2.223cm" svg:viewBox="0 0 2859 636" svg:d="M2542 636c55 0 110-15 158-43 49-27 89-67 117-116 27-48 42-103 42-158 0-1 0-1 0-2 0-55-15-110-42-158-28-49-68-89-117-116-48-28-103-43-158-43h-2225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2.858cm" svg:height="0.635cm" svg:x="0.965cm" svg:y="2.223cm" svg:viewBox="0 0 2859 636" svg:d="M2542 636c55 0 110-15 158-43 49-27 89-67 117-116 27-48 42-103 42-158 0-1 0-1 0-2 0-55-15-110-42-158-28-49-68-89-117-116-48-28-103-43-158-43h-2225c-55 0-110 15-158 43-49 27-89 67-117 116-27 48-42 103-42 158 0 1 0 1 0 2 0 55 15 110 42 158 28 49 68 89 117 116 48 28 103 43 158 43z">
              <text:p/>
            </draw:path>
          </draw:g>
          <draw:frame draw:style-name="gr4" draw:text-style-name="P4" draw:layer="layout" svg:width="2.858cm" svg:height="0.635cm" svg:x="0.965cm" svg:y="2.223cm">
            <draw:text-box>
              <text:p text:style-name="P3"><text:span text:style-name="T1">Model</text:span></text:p>
            </draw:text-box>
          </draw:frame>
        </draw:g>
        <draw:g>
          <draw:g>
            <draw:path draw:style-name="gr1" draw:text-style-name="P1" draw:layer="layout" svg:width="2.858cm" svg:height="0.635cm" svg:x="0.965cm" svg:y="2.858cm" svg:viewBox="0 0 2859 636" svg:d="M2542 636c55 0 110-15 158-43 49-27 89-67 117-116 27-48 42-103 42-158 0-1 0-1 0-2 0-55-15-110-42-158-28-49-68-89-117-116-48-28-103-43-158-43h-2225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2.858cm" svg:height="0.635cm" svg:x="0.965cm" svg:y="2.858cm" svg:viewBox="0 0 2859 636" svg:d="M2542 636c55 0 110-15 158-43 49-27 89-67 117-116 27-48 42-103 42-158 0-1 0-1 0-2 0-55-15-110-42-158-28-49-68-89-117-116-48-28-103-43-158-43h-2225c-55 0-110 15-158 43-49 27-89 67-117 116-27 48-42 103-42 158 0 1 0 1 0 2 0 55 15 110 42 158 28 49 68 89 117 116 48 28 103 43 158 43z">
              <text:p/>
            </draw:path>
          </draw:g>
          <draw:frame draw:style-name="gr4" draw:text-style-name="P4" draw:layer="layout" svg:width="2.858cm" svg:height="0.635cm" svg:x="0.965cm" svg:y="2.858cm">
            <draw:text-box>
              <text:p text:style-name="P3"><text:span text:style-name="T1">ProductVersion</text:span></text:p>
            </draw:text-box>
          </draw:frame>
        </draw:g>
        <draw:line draw:style-name="gr2" draw:text-style-name="P2" draw:layer="layout" svg:x1="3.823cm" svg:y1="1.27cm" svg:x2="4.3cm" svg:y2="1.906cm">
          <text:p/>
        </draw:line>
        <draw:line draw:style-name="gr2" draw:text-style-name="P2" draw:layer="layout" svg:x1="3.823cm" svg:y1="1.905cm" svg:x2="4.3cm" svg:y2="2.224cm">
          <text:p/>
        </draw:line>
        <draw:line draw:style-name="gr2" draw:text-style-name="P2" draw:layer="layout" svg:x1="3.823cm" svg:y1="2.542cm" svg:x2="4.3cm" svg:y2="2.223cm">
          <text:p/>
        </draw:line>
        <draw:line draw:style-name="gr2" draw:text-style-name="P2" draw:layer="layout" svg:x1="3.823cm" svg:y1="3.176cm" svg:x2="4.3cm" svg:y2="2.54cm">
          <text:p/>
        </draw:line>
        <draw:g>
          <draw:g>
            <draw:polygon draw:style-name="gr1" draw:text-style-name="P1" draw:layer="layout" svg:width="2.54cm" svg:height="1.27cm" svg:x="3.651cm" svg:y="13.335cm" svg:viewBox="0 0 2541 1271" draw:points="0,1271 2541,1271 2541,0 0,0">
              <text:p/>
            </draw:polygon>
            <draw:polygon draw:style-name="gr2" draw:text-style-name="P2" draw:layer="layout" svg:width="2.54cm" svg:height="1.27cm" svg:x="3.651cm" svg:y="13.335cm" svg:viewBox="0 0 2541 1271" draw:points="0,1271 2541,1271 2541,0 0,0">
              <text:p/>
            </draw:polygon>
          </draw:g>
          <draw:frame draw:style-name="gr3" draw:text-style-name="P4" draw:layer="layout" svg:width="2.54cm" svg:height="1.27cm" svg:x="3.651cm" svg:y="13.335cm">
            <draw:text-box>
              <text:p text:style-name="P3"><text:span text:style-name="T2">AspNetRoles</text:span></text:p>
            </draw:text-box>
          </draw:frame>
        </draw:g>
        <draw:g>
          <draw:g>
            <draw:path draw:style-name="gr1" draw:text-style-name="P1" draw:layer="layout" svg:width="2.54cm" svg:height="0.635cm" svg:x="0.635cm" svg:y="13.33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0.635cm" svg:y="13.33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0.635cm" svg:y="13.335cm">
            <draw:text-box>
              <text:p text:style-name="P3"><text:span text:style-name="T2">Id#</text:span></text:p>
            </draw:text-box>
          </draw:frame>
        </draw:g>
        <draw:g>
          <draw:g>
            <draw:path draw:style-name="gr1" draw:text-style-name="P1" draw:layer="layout" svg:width="2.54cm" svg:height="0.635cm" svg:x="0.635cm" svg:y="13.9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0.635cm" svg:y="13.9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0.635cm" svg:y="13.97cm">
            <draw:text-box>
              <text:p text:style-name="P3"><text:span text:style-name="T2">Name</text:span></text:p>
            </draw:text-box>
          </draw:frame>
        </draw:g>
        <draw:line draw:style-name="gr2" draw:text-style-name="P2" draw:layer="layout" svg:x1="3.175cm" svg:y1="13.653cm" svg:x2="3.651cm" svg:y2="13.653cm">
          <text:p/>
        </draw:line>
        <draw:line draw:style-name="gr2" draw:text-style-name="P2" draw:layer="layout" svg:x1="3.175cm" svg:y1="14.287cm" svg:x2="3.651cm" svg:y2="14.287cm">
          <text:p/>
        </draw:line>
        <draw:g>
          <draw:g>
            <draw:polygon draw:style-name="gr1" draw:text-style-name="P1" draw:layer="layout" svg:width="2.54cm" svg:height="1.27cm" svg:x="14.923cm" svg:y="4.763cm" svg:viewBox="0 0 2541 1271" draw:points="0,1271 2541,1271 2541,0 0,0">
              <text:p/>
            </draw:polygon>
            <draw:polygon draw:style-name="gr2" draw:text-style-name="P2" draw:layer="layout" svg:width="2.54cm" svg:height="1.27cm" svg:x="14.923cm" svg:y="4.763cm" svg:viewBox="0 0 2541 1271" draw:points="0,1271 2541,1271 2541,0 0,0">
              <text:p/>
            </draw:polygon>
          </draw:g>
          <draw:frame draw:style-name="gr3" draw:text-style-name="P4" draw:layer="layout" svg:width="2.54cm" svg:height="1.27cm" svg:x="14.923cm" svg:y="4.763cm">
            <draw:text-box>
              <text:p text:style-name="P3"><text:span text:style-name="T2">AspNetUsers</text:span></text:p>
            </draw:text-box>
          </draw:frame>
        </draw:g>
        <draw:g>
          <draw:g>
            <draw:path draw:style-name="gr1" draw:text-style-name="P1" draw:layer="layout" svg:width="3.175cm" svg:height="0.635cm" svg:x="10.795cm" svg:y="1.905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3.175cm" svg:height="0.635cm" svg:x="10.795cm" svg:y="1.905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</draw:g>
          <draw:frame draw:style-name="gr4" draw:text-style-name="P4" draw:layer="layout" svg:width="3.175cm" svg:height="0.635cm" svg:x="10.795cm" svg:y="1.905cm">
            <draw:text-box>
              <text:p text:style-name="P3"><text:span text:style-name="T2">Email</text:span></text:p>
            </draw:text-box>
          </draw:frame>
        </draw:g>
        <draw:g>
          <draw:g>
            <draw:path draw:style-name="gr1" draw:text-style-name="P1" draw:layer="layout" svg:width="3.175cm" svg:height="0.635cm" svg:x="10.795cm" svg:y="2.54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3.175cm" svg:height="0.635cm" svg:x="10.795cm" svg:y="2.54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</draw:g>
          <draw:frame draw:style-name="gr4" draw:text-style-name="P4" draw:layer="layout" svg:width="3.175cm" svg:height="0.635cm" svg:x="10.795cm" svg:y="2.54cm">
            <draw:text-box>
              <text:p text:style-name="P3"><text:span text:style-name="T2">EmailConfirmed</text:span></text:p>
            </draw:text-box>
          </draw:frame>
        </draw:g>
        <draw:g>
          <draw:g>
            <draw:path draw:style-name="gr1" draw:text-style-name="P1" draw:layer="layout" svg:width="3.175cm" svg:height="0.635cm" svg:x="10.795cm" svg:y="3.175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3.175cm" svg:height="0.635cm" svg:x="10.795cm" svg:y="3.175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</draw:g>
          <draw:frame draw:style-name="gr4" draw:text-style-name="P4" draw:layer="layout" svg:width="3.175cm" svg:height="0.635cm" svg:x="10.795cm" svg:y="3.175cm">
            <draw:text-box>
              <text:p text:style-name="P3"><text:span text:style-name="T2">PasswordHash</text:span></text:p>
            </draw:text-box>
          </draw:frame>
        </draw:g>
        <draw:g>
          <draw:g>
            <draw:path draw:style-name="gr1" draw:text-style-name="P1" draw:layer="layout" svg:width="3.175cm" svg:height="0.635cm" svg:x="10.795cm" svg:y="3.81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3.175cm" svg:height="0.635cm" svg:x="10.795cm" svg:y="3.81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</draw:g>
          <draw:frame draw:style-name="gr4" draw:text-style-name="P4" draw:layer="layout" svg:width="3.175cm" svg:height="0.635cm" svg:x="10.795cm" svg:y="3.81cm">
            <draw:text-box>
              <text:p text:style-name="P3"><text:span text:style-name="T2">SecurityStamp</text:span></text:p>
            </draw:text-box>
          </draw:frame>
        </draw:g>
        <draw:g>
          <draw:g>
            <draw:path draw:style-name="gr1" draw:text-style-name="P1" draw:layer="layout" svg:width="3.175cm" svg:height="0.635cm" svg:x="10.795cm" svg:y="4.445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3.175cm" svg:height="0.635cm" svg:x="10.795cm" svg:y="4.445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</draw:g>
          <draw:frame draw:style-name="gr4" draw:text-style-name="P4" draw:layer="layout" svg:width="3.175cm" svg:height="0.635cm" svg:x="10.795cm" svg:y="4.445cm">
            <draw:text-box>
              <text:p text:style-name="P3"><text:span text:style-name="T2">PhoneNumber</text:span></text:p>
            </draw:text-box>
          </draw:frame>
        </draw:g>
        <draw:g>
          <draw:g>
            <draw:path draw:style-name="gr1" draw:text-style-name="P1" draw:layer="layout" svg:width="3.175cm" svg:height="0.635cm" svg:x="10.795cm" svg:y="5.08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3.175cm" svg:height="0.635cm" svg:x="10.795cm" svg:y="5.08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</draw:g>
          <draw:frame draw:style-name="gr5" draw:text-style-name="P4" draw:layer="layout" svg:width="3.175cm" svg:height="1.005cm" svg:x="10.795cm" svg:y="4.895cm">
            <draw:text-box>
              <text:p text:style-name="P3"><text:span text:style-name="T2">PhoneNumberConfirmed</text:span></text:p>
            </draw:text-box>
          </draw:frame>
        </draw:g>
        <draw:g>
          <draw:g>
            <draw:path draw:style-name="gr1" draw:text-style-name="P1" draw:layer="layout" svg:width="3.175cm" svg:height="0.635cm" svg:x="10.795cm" svg:y="5.715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3.175cm" svg:height="0.635cm" svg:x="10.795cm" svg:y="5.715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</draw:g>
          <draw:frame draw:style-name="gr4" draw:text-style-name="P4" draw:layer="layout" svg:width="3.175cm" svg:height="0.635cm" svg:x="10.795cm" svg:y="5.715cm">
            <draw:text-box>
              <text:p text:style-name="P3"><text:span text:style-name="T2">TwoFactorEnabled</text:span></text:p>
            </draw:text-box>
          </draw:frame>
        </draw:g>
        <draw:g>
          <draw:g>
            <draw:path draw:style-name="gr1" draw:text-style-name="P1" draw:layer="layout" svg:width="3.175cm" svg:height="0.635cm" svg:x="10.795cm" svg:y="6.35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3.175cm" svg:height="0.635cm" svg:x="10.795cm" svg:y="6.35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</draw:g>
          <draw:frame draw:style-name="gr4" draw:text-style-name="P4" draw:layer="layout" svg:width="3.175cm" svg:height="0.635cm" svg:x="10.795cm" svg:y="6.35cm">
            <draw:text-box>
              <text:p text:style-name="P3"><text:span text:style-name="T2">LockoutEndDateUtc</text:span></text:p>
            </draw:text-box>
          </draw:frame>
        </draw:g>
        <draw:g>
          <draw:g>
            <draw:path draw:style-name="gr1" draw:text-style-name="P1" draw:layer="layout" svg:width="2.54cm" svg:height="0.635cm" svg:x="18.415cm" svg:y="1.2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18.415cm" svg:y="1.2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5" draw:text-style-name="P4" draw:layer="layout" svg:width="2.54cm" svg:height="1.005cm" svg:x="18.415cm" svg:y="1.085cm">
            <draw:text-box>
              <text:p text:style-name="P3"><text:span text:style-name="T2">AccessFailedCount</text:span></text:p>
            </draw:text-box>
          </draw:frame>
        </draw:g>
        <draw:g>
          <draw:g>
            <draw:path draw:style-name="gr1" draw:text-style-name="P1" draw:layer="layout" svg:width="2.54cm" svg:height="0.635cm" svg:x="18.415cm" svg:y="1.90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18.415cm" svg:y="1.90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18.415cm" svg:y="1.905cm">
            <draw:text-box>
              <text:p text:style-name="P3"><text:span text:style-name="T2">UserName</text:span></text:p>
            </draw:text-box>
          </draw:frame>
        </draw:g>
        <draw:g>
          <draw:g>
            <draw:path draw:style-name="gr1" draw:text-style-name="P1" draw:layer="layout" svg:width="2.54cm" svg:height="0.635cm" svg:x="18.415cm" svg:y="2.5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18.415cm" svg:y="2.5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18.415cm" svg:y="2.54cm">
            <draw:text-box>
              <text:p text:style-name="P3"><text:span text:style-name="T2">Ime</text:span></text:p>
            </draw:text-box>
          </draw:frame>
        </draw:g>
        <draw:g>
          <draw:g>
            <draw:path draw:style-name="gr1" draw:text-style-name="P1" draw:layer="layout" svg:width="2.54cm" svg:height="0.635cm" svg:x="18.415cm" svg:y="3.17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18.415cm" svg:y="3.17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18.415cm" svg:y="3.175cm">
            <draw:text-box>
              <text:p text:style-name="P3"><text:span text:style-name="T2">Prezime</text:span></text:p>
            </draw:text-box>
          </draw:frame>
        </draw:g>
        <draw:g>
          <draw:g>
            <draw:path draw:style-name="gr1" draw:text-style-name="P1" draw:layer="layout" svg:width="2.54cm" svg:height="0.635cm" svg:x="18.415cm" svg:y="3.81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18.415cm" svg:y="3.81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18.415cm" svg:y="3.81cm">
            <draw:text-box>
              <text:p text:style-name="P3"><text:span text:style-name="T2">Slika</text:span></text:p>
            </draw:text-box>
          </draw:frame>
        </draw:g>
        <draw:g>
          <draw:g>
            <draw:path draw:style-name="gr1" draw:text-style-name="P1" draw:layer="layout" svg:width="2.54cm" svg:height="0.635cm" svg:x="18.415cm" svg:y="4.44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18.415cm" svg:y="4.44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18.415cm" svg:y="4.445cm">
            <draw:text-box>
              <text:p text:style-name="P3"><text:span text:style-name="T2">SkolaId</text:span></text:p>
            </draw:text-box>
          </draw:frame>
        </draw:g>
        <draw:g>
          <draw:g>
            <draw:path draw:style-name="gr1" draw:text-style-name="P1" draw:layer="layout" svg:width="2.54cm" svg:height="0.635cm" svg:x="18.415cm" svg:y="5.08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18.415cm" svg:y="5.08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18.415cm" svg:y="5.08cm">
            <draw:text-box>
              <text:p text:style-name="P3"><text:span text:style-name="T2">GodinaUpisa</text:span></text:p>
            </draw:text-box>
          </draw:frame>
        </draw:g>
        <draw:g>
          <draw:g>
            <draw:path draw:style-name="gr1" draw:text-style-name="P1" draw:layer="layout" svg:width="2.54cm" svg:height="0.635cm" svg:x="18.415cm" svg:y="5.71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18.415cm" svg:y="5.71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18.415cm" svg:y="5.715cm">
            <draw:text-box>
              <text:p text:style-name="P3"><text:span text:style-name="T2">SmerId</text:span></text:p>
            </draw:text-box>
          </draw:frame>
        </draw:g>
        <draw:g>
          <draw:g>
            <draw:path draw:style-name="gr1" draw:text-style-name="P1" draw:layer="layout" svg:width="3.175cm" svg:height="0.635cm" svg:x="10.795cm" svg:y="6.985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3.175cm" svg:height="0.635cm" svg:x="10.795cm" svg:y="6.985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</draw:g>
          <draw:frame draw:style-name="gr4" draw:text-style-name="P4" draw:layer="layout" svg:width="3.175cm" svg:height="0.635cm" svg:x="10.795cm" svg:y="6.985cm">
            <draw:text-box>
              <text:p text:style-name="P3"><text:span text:style-name="T2">LockoutEnabled</text:span></text:p>
            </draw:text-box>
          </draw:frame>
        </draw:g>
        <draw:g>
          <draw:g>
            <draw:path draw:style-name="gr1" draw:text-style-name="P1" draw:layer="layout" svg:width="2.54cm" svg:height="0.635cm" svg:x="18.415cm" svg:y="6.3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18.415cm" svg:y="6.3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18.415cm" svg:y="6.35cm">
            <draw:text-box>
              <text:p text:style-name="P3"><text:span text:style-name="T2">Uloga</text:span></text:p>
            </draw:text-box>
          </draw:frame>
        </draw:g>
        <draw:g>
          <draw:g>
            <draw:path draw:style-name="gr1" draw:text-style-name="P1" draw:layer="layout" svg:width="3.175cm" svg:height="0.635cm" svg:x="10.795cm" svg:y="1.27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  <draw:path draw:style-name="gr2" draw:text-style-name="P2" draw:layer="layout" svg:width="3.175cm" svg:height="0.635cm" svg:x="10.795cm" svg:y="1.27cm" svg:viewBox="0 0 3176 636" svg:d="M2859 636c55 0 110-15 158-43 49-27 89-67 117-116 27-48 42-103 42-158 0-1 0-1 0-2 0-55-15-110-42-158-28-49-68-89-117-116-48-28-103-43-158-43h-2542c-55 0-110 15-158 43-49 27-89 67-117 116-27 48-42 103-42 158 0 1 0 1 0 2 0 55 15 110 42 158 28 49 68 89 117 116 48 28 103 43 158 43z">
              <text:p/>
            </draw:path>
          </draw:g>
          <draw:frame draw:style-name="gr4" draw:text-style-name="P4" draw:layer="layout" svg:width="3.175cm" svg:height="0.635cm" svg:x="10.795cm" svg:y="1.27cm">
            <draw:text-box>
              <text:p text:style-name="P3"><text:span text:style-name="T2">Id#</text:span></text:p>
            </draw:text-box>
          </draw:frame>
        </draw:g>
        <draw:line draw:style-name="gr2" draw:text-style-name="P2" draw:layer="layout" svg:x1="13.97cm" svg:y1="1.588cm" svg:x2="14.924cm" svg:y2="5.082cm">
          <text:p/>
        </draw:line>
        <draw:line draw:style-name="gr2" draw:text-style-name="P2" draw:layer="layout" svg:x1="13.97cm" svg:y1="2.223cm" svg:x2="14.924cm" svg:y2="5.082cm">
          <text:p/>
        </draw:line>
        <draw:line draw:style-name="gr2" draw:text-style-name="P2" draw:layer="layout" svg:x1="13.97cm" svg:y1="2.858cm" svg:x2="14.924cm" svg:y2="5.082cm">
          <text:p/>
        </draw:line>
        <draw:line draw:style-name="gr2" draw:text-style-name="P2" draw:layer="layout" svg:x1="13.97cm" svg:y1="3.493cm" svg:x2="14.924cm" svg:y2="5.399cm">
          <text:p/>
        </draw:line>
        <draw:line draw:style-name="gr2" draw:text-style-name="P2" draw:layer="layout" svg:x1="13.97cm" svg:y1="4.128cm" svg:x2="14.924cm" svg:y2="5.399cm">
          <text:p/>
        </draw:line>
        <draw:line draw:style-name="gr2" draw:text-style-name="P2" draw:layer="layout" svg:x1="13.97cm" svg:y1="4.763cm" svg:x2="14.924cm" svg:y2="5.399cm">
          <text:p/>
        </draw:line>
        <draw:line draw:style-name="gr2" draw:text-style-name="P2" draw:layer="layout" svg:x1="13.97cm" svg:y1="5.398cm" svg:x2="14.924cm" svg:y2="5.717cm">
          <text:p/>
        </draw:line>
        <draw:line draw:style-name="gr2" draw:text-style-name="P2" draw:layer="layout" svg:x1="13.97cm" svg:y1="6.034cm" svg:x2="14.924cm" svg:y2="5.715cm">
          <text:p/>
        </draw:line>
        <draw:line draw:style-name="gr2" draw:text-style-name="P2" draw:layer="layout" svg:x1="13.97cm" svg:y1="6.669cm" svg:x2="14.924cm" svg:y2="5.715cm">
          <text:p/>
        </draw:line>
        <draw:line draw:style-name="gr2" draw:text-style-name="P2" draw:layer="layout" svg:x1="13.97cm" svg:y1="7.304cm" svg:x2="14.924cm" svg:y2="5.715cm">
          <text:p/>
        </draw:line>
        <draw:line draw:style-name="gr2" draw:text-style-name="P2" draw:layer="layout" svg:x1="18.417cm" svg:y1="1.588cm" svg:x2="17.463cm" svg:y2="5.082cm">
          <text:p/>
        </draw:line>
        <draw:line draw:style-name="gr2" draw:text-style-name="P2" draw:layer="layout" svg:x1="18.417cm" svg:y1="2.223cm" svg:x2="17.463cm" svg:y2="5.082cm">
          <text:p/>
        </draw:line>
        <draw:line draw:style-name="gr2" draw:text-style-name="P2" draw:layer="layout" svg:x1="18.417cm" svg:y1="2.858cm" svg:x2="17.463cm" svg:y2="5.082cm">
          <text:p/>
        </draw:line>
        <draw:line draw:style-name="gr2" draw:text-style-name="P2" draw:layer="layout" svg:x1="18.417cm" svg:y1="3.493cm" svg:x2="17.463cm" svg:y2="5.399cm">
          <text:p/>
        </draw:line>
        <draw:line draw:style-name="gr2" draw:text-style-name="P2" draw:layer="layout" svg:x1="18.417cm" svg:y1="4.128cm" svg:x2="17.463cm" svg:y2="5.399cm">
          <text:p/>
        </draw:line>
        <draw:line draw:style-name="gr2" draw:text-style-name="P2" draw:layer="layout" svg:x1="17.463cm" svg:y1="5.399cm" svg:x2="18.417cm" svg:y2="4.763cm">
          <text:p/>
        </draw:line>
        <draw:line draw:style-name="gr2" draw:text-style-name="P2" draw:layer="layout" svg:x1="17.463cm" svg:y1="5.717cm" svg:x2="18.417cm" svg:y2="5.398cm">
          <text:p/>
        </draw:line>
        <draw:line draw:style-name="gr2" draw:text-style-name="P2" draw:layer="layout" svg:x1="17.463cm" svg:y1="5.715cm" svg:x2="18.417cm" svg:y2="6.034cm">
          <text:p/>
        </draw:line>
        <draw:line draw:style-name="gr2" draw:text-style-name="P2" draw:layer="layout" svg:x1="17.463cm" svg:y1="5.715cm" svg:x2="18.417cm" svg:y2="6.669cm">
          <text:p/>
        </draw:line>
        <draw:g>
          <draw:g>
            <draw:polygon draw:style-name="gr1" draw:text-style-name="P1" draw:layer="layout" svg:width="3.493cm" svg:height="1.27cm" svg:x="3.81cm" svg:y="8.414cm" svg:viewBox="0 0 3494 1271" draw:points="0,1271 3494,1271 3494,0 0,0">
              <text:p/>
            </draw:polygon>
            <draw:polygon draw:style-name="gr2" draw:text-style-name="P2" draw:layer="layout" svg:width="3.493cm" svg:height="1.27cm" svg:x="3.81cm" svg:y="8.414cm" svg:viewBox="0 0 3494 1271" draw:points="0,1271 3494,1271 3494,0 0,0">
              <text:p/>
            </draw:polygon>
          </draw:g>
          <draw:frame draw:style-name="gr3" draw:text-style-name="P4" draw:layer="layout" svg:width="3.493cm" svg:height="1.27cm" svg:x="3.81cm" svg:y="8.414cm">
            <draw:text-box>
              <text:p text:style-name="P3"><text:span text:style-name="T1">AspNetUserClaims</text:span></text:p>
            </draw:text-box>
          </draw:frame>
        </draw:g>
        <draw:g>
          <draw:g>
            <draw:path draw:style-name="gr1" draw:text-style-name="P1" draw:layer="layout" svg:width="2.54cm" svg:height="0.635cm" svg:x="0.635cm" svg:y="7.938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0.635cm" svg:y="7.938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0.635cm" svg:y="7.938cm">
            <draw:text-box>
              <text:p text:style-name="P3"><text:span text:style-name="T2">Id#</text:span></text:p>
            </draw:text-box>
          </draw:frame>
        </draw:g>
        <draw:g>
          <draw:g>
            <draw:path draw:style-name="gr1" draw:text-style-name="P1" draw:layer="layout" svg:width="2.54cm" svg:height="0.635cm" svg:x="0.635cm" svg:y="8.731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0.635cm" svg:y="8.731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0.635cm" svg:y="8.731cm">
            <draw:text-box>
              <text:p text:style-name="P3"><text:span text:style-name="T2">ClaimType</text:span></text:p>
            </draw:text-box>
          </draw:frame>
        </draw:g>
        <draw:g>
          <draw:g>
            <draw:path draw:style-name="gr1" draw:text-style-name="P1" draw:layer="layout" svg:width="2.54cm" svg:height="0.635cm" svg:x="0.635cm" svg:y="9.52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0.635cm" svg:y="9.52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0.635cm" svg:y="9.525cm">
            <draw:text-box>
              <text:p text:style-name="P3"><text:span text:style-name="T2">ClaimValue</text:span></text:p>
            </draw:text-box>
          </draw:frame>
        </draw:g>
        <draw:line draw:style-name="gr2" draw:text-style-name="P2" draw:layer="layout" svg:x1="3.175cm" svg:y1="8.255cm" svg:x2="3.811cm" svg:y2="8.732cm">
          <text:p/>
        </draw:line>
        <draw:line draw:style-name="gr2" draw:text-style-name="P2" draw:layer="layout" svg:x1="3.175cm" svg:y1="9.049cm" svg:x2="3.81cm" svg:y2="9.049cm">
          <text:p/>
        </draw:line>
        <draw:line draw:style-name="gr2" draw:text-style-name="P2" draw:layer="layout" svg:x1="3.175cm" svg:y1="9.843cm" svg:x2="3.811cm" svg:y2="9.366cm">
          <text:p/>
        </draw:line>
        <draw:g>
          <draw:g>
            <draw:polygon draw:style-name="gr1" draw:text-style-name="P1" draw:layer="layout" svg:width="3.493cm" svg:height="1.27cm" svg:x="8.572cm" svg:y="8.414cm" svg:viewBox="0 0 3494 1271" draw:points="0,635 1747,0 3494,635 1747,1271">
              <text:p/>
            </draw:polygon>
            <draw:polygon draw:style-name="gr2" draw:text-style-name="P2" draw:layer="layout" svg:width="3.493cm" svg:height="1.27cm" svg:x="8.572cm" svg:y="8.414cm" svg:viewBox="0 0 3494 1271" draw:points="0,635 1747,0 3494,635 1747,1271">
              <text:p/>
            </draw:polygon>
          </draw:g>
          <draw:frame draw:style-name="gr6" draw:text-style-name="P4" draw:layer="layout" svg:width="2.91cm" svg:height="0.953cm" svg:x="8.864cm" svg:y="8.572cm">
            <draw:text-box>
              <text:p text:style-name="P3"><text:span text:style-name="T3">AspNetUserClaims</text:span><text:span text:style-name="T4">veza</text:span></text:p>
            </draw:text-box>
          </draw:frame>
        </draw:g>
        <draw:g>
          <draw:line draw:style-name="gr2" draw:text-style-name="P2" draw:layer="layout" svg:x1="7.302cm" svg:y1="9.049cm" svg:x2="8.571cm" svg:y2="9.049cm">
            <text:p/>
          </draw:line>
          <draw:frame draw:style-name="gr7" draw:text-style-name="P4" draw:layer="layout" svg:width="2.258cm" svg:height="0.452cm" svg:x="6.809cm" svg:y="8.506cm">
            <draw:text-box>
              <text:p text:style-name="P3"><text:span text:style-name="T5">(1,1)</text:span></text:p>
            </draw:text-box>
          </draw:frame>
        </draw:g>
        <draw:g>
          <draw:polyline draw:style-name="gr2" draw:text-style-name="P5" draw:layer="layout" svg:width="3.493cm" svg:height="3.016cm" svg:x="12.065cm" svg:y="6.032cm" svg:viewBox="0 0 3494 3017" draw:points="3494,0 3494,301 3494,3017 0,3017">
            <text:p/>
          </draw:polyline>
          <draw:frame draw:style-name="gr7" draw:text-style-name="P6" draw:layer="layout" svg:width="2.258cm" svg:height="0.452cm" svg:x="13.794cm" svg:y="8.506cm">
            <draw:text-box>
              <text:p text:style-name="P3"><text:span text:style-name="T5">(0,M)</text:span></text:p>
            </draw:text-box>
          </draw:frame>
        </draw:g>
        <draw:g>
          <draw:g>
            <draw:polygon draw:style-name="gr1" draw:text-style-name="P1" draw:layer="layout" svg:width="3.493cm" svg:height="1.27cm" svg:x="3.81cm" svg:y="11.113cm" svg:viewBox="0 0 3494 1271" draw:points="0,1271 3494,1271 3494,0 0,0">
              <text:p/>
            </draw:polygon>
            <draw:polygon draw:style-name="gr2" draw:text-style-name="P2" draw:layer="layout" svg:width="3.493cm" svg:height="1.27cm" svg:x="3.81cm" svg:y="11.113cm" svg:viewBox="0 0 3494 1271" draw:points="0,1271 3494,1271 3494,0 0,0">
              <text:p/>
            </draw:polygon>
          </draw:g>
          <draw:frame draw:style-name="gr3" draw:text-style-name="P4" draw:layer="layout" svg:width="3.493cm" svg:height="1.27cm" svg:x="3.81cm" svg:y="11.113cm">
            <draw:text-box>
              <text:p text:style-name="P3"><text:span text:style-name="T1">AspNetUserLogins</text:span></text:p>
            </draw:text-box>
          </draw:frame>
        </draw:g>
        <draw:g>
          <draw:g>
            <draw:path draw:style-name="gr1" draw:text-style-name="P1" draw:layer="layout" svg:width="2.54cm" svg:height="0.635cm" svg:x="0.635cm" svg:y="10.95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0.635cm" svg:y="10.95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0.635cm" svg:y="10.954cm">
            <draw:text-box>
              <text:p text:style-name="P3"><text:span text:style-name="T2">LoginProvider#</text:span></text:p>
            </draw:text-box>
          </draw:frame>
        </draw:g>
        <draw:g>
          <draw:g>
            <draw:path draw:style-name="gr1" draw:text-style-name="P1" draw:layer="layout" svg:width="2.54cm" svg:height="0.635cm" svg:x="0.635cm" svg:y="11.74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2" draw:text-style-name="P2" draw:layer="layout" svg:width="2.54cm" svg:height="0.635cm" svg:x="0.635cm" svg:y="11.74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4" draw:layer="layout" svg:width="2.54cm" svg:height="0.635cm" svg:x="0.635cm" svg:y="11.747cm">
            <draw:text-box>
              <text:p text:style-name="P3"><text:span text:style-name="T2">ProviderKey#</text:span></text:p>
            </draw:text-box>
          </draw:frame>
        </draw:g>
        <draw:line draw:style-name="gr2" draw:text-style-name="P2" draw:layer="layout" svg:x1="3.175cm" svg:y1="11.271cm" svg:x2="3.811cm" svg:y2="11.431cm">
          <text:p/>
        </draw:line>
        <draw:line draw:style-name="gr2" draw:text-style-name="P2" draw:layer="layout" svg:x1="3.175cm" svg:y1="12.066cm" svg:x2="3.811cm" svg:y2="11.747cm">
          <text:p/>
        </draw:line>
        <draw:g>
          <draw:g>
            <draw:polygon draw:style-name="gr1" draw:text-style-name="P1" draw:layer="layout" svg:width="3.493cm" svg:height="1.27cm" svg:x="8.572cm" svg:y="11.113cm" svg:viewBox="0 0 3494 1271" draw:points="0,635 1747,0 3494,635 1747,1271">
              <text:p/>
            </draw:polygon>
            <draw:polygon draw:style-name="gr2" draw:text-style-name="P2" draw:layer="layout" svg:width="3.493cm" svg:height="1.27cm" svg:x="8.572cm" svg:y="11.113cm" svg:viewBox="0 0 3494 1271" draw:points="0,635 1747,0 3494,635 1747,1271">
              <text:p/>
            </draw:polygon>
          </draw:g>
          <draw:frame draw:style-name="gr6" draw:text-style-name="P4" draw:layer="layout" svg:width="2.91cm" svg:height="0.953cm" svg:x="8.864cm" svg:y="11.271cm">
            <draw:text-box>
              <text:p text:style-name="P3"><text:span text:style-name="T3">AspNetUserClaims</text:span><text:span text:style-name="T4">veza</text:span></text:p>
            </draw:text-box>
          </draw:frame>
        </draw:g>
        <draw:g>
          <draw:line draw:style-name="gr2" draw:text-style-name="P2" draw:layer="layout" svg:x1="7.302cm" svg:y1="11.747cm" svg:x2="8.571cm" svg:y2="11.747cm">
            <text:p/>
          </draw:line>
          <draw:frame draw:style-name="gr7" draw:text-style-name="P4" draw:layer="layout" svg:width="2.258cm" svg:height="0.452cm" svg:x="6.809cm" svg:y="11.204cm">
            <draw:text-box>
              <text:p text:style-name="P3"><text:span text:style-name="T5">(1,1)</text:span></text:p>
            </draw:text-box>
          </draw:frame>
        </draw:g>
        <draw:g>
          <draw:polyline draw:style-name="gr2" draw:text-style-name="P2" draw:layer="layout" svg:width="4.128cm" svg:height="5.715cm" svg:x="12.065cm" svg:y="6.032cm" svg:viewBox="0 0 4129 5716" draw:points="4129,0 4129,571 4129,5716 0,5716">
            <text:p/>
          </draw:polyline>
          <draw:frame draw:style-name="gr7" draw:text-style-name="P7" draw:layer="layout" svg:width="2.258cm" svg:height="0.452cm" svg:x="13.794cm" svg:y="11.204cm">
            <draw:text-box>
              <text:p text:style-name="P3"><text:span text:style-name="T5">(0,M)</text:span></text:p>
            </draw:text-box>
          </draw:frame>
        </draw:g>
        <draw:g>
          <draw:g>
            <draw:polygon draw:style-name="gr1" draw:text-style-name="P1" draw:layer="layout" svg:width="3.175cm" svg:height="1.27cm" svg:x="9.049cm" svg:y="13.335cm" svg:viewBox="0 0 3176 1271" draw:points="0,635 1588,0 3176,635 1588,1271">
              <text:p/>
            </draw:polygon>
            <draw:polygon draw:style-name="gr2" draw:text-style-name="P2" draw:layer="layout" svg:width="3.175cm" svg:height="1.27cm" svg:x="9.049cm" svg:y="13.335cm" svg:viewBox="0 0 3176 1271" draw:points="0,635 1588,0 3176,635 1588,1271">
              <text:p/>
            </draw:polygon>
          </draw:g>
          <draw:frame draw:style-name="gr6" draw:text-style-name="P4" draw:layer="layout" svg:width="2.646cm" svg:height="0.953cm" svg:x="9.313cm" svg:y="13.494cm">
            <draw:text-box>
              <text:p text:style-name="P3"><text:span text:style-name="T3">AspNetUserRoles</text:span></text:p>
            </draw:text-box>
          </draw:frame>
        </draw:g>
        <draw:g>
          <draw:line draw:style-name="gr2" draw:text-style-name="P2" draw:layer="layout" svg:x1="9.048cm" svg:y1="13.97cm" svg:x2="6.191cm" svg:y2="13.97cm">
            <text:p/>
          </draw:line>
          <draw:frame draw:style-name="gr7" draw:text-style-name="P4" draw:layer="layout" svg:width="2.258cm" svg:height="0.452cm" svg:x="6.491cm" svg:y="13.427cm">
            <draw:text-box>
              <text:p text:style-name="P3"><text:span text:style-name="T5">(0,M)</text:span></text:p>
            </draw:text-box>
          </draw:frame>
        </draw:g>
        <draw:g>
          <draw:polyline draw:style-name="gr2" draw:text-style-name="P2" draw:layer="layout" svg:width="4.604cm" svg:height="7.938cm" svg:x="12.224cm" svg:y="6.032cm" svg:viewBox="0 0 4605 7939" draw:points="4605,0 4605,793 4605,7939 0,7939">
            <text:p/>
          </draw:polyline>
          <draw:frame draw:style-name="gr7" draw:text-style-name="P4" draw:layer="layout" svg:width="2.258cm" svg:height="0.452cm" svg:x="13.794cm" svg:y="13.109cm">
            <draw:text-box>
              <text:p text:style-name="P3"><text:span text:style-name="T5">(0,M)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Helvetica1" svg:font-family="Helvetica"/>
    <style:font-face style:name="HelveticaPlain1" svg:font-family="HelveticaPlain"/>
    <style:font-face style:name="Consolas1" svg:font-family="Consolas" style:font-pitch="variable"/>
    <style:font-face style:name="Helvetica" svg:font-family="Helvetica" style:font-pitch="variable"/>
    <style:font-face style:name="HelveticaPlain" svg:font-family="HelveticaPlain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2-21T10:17:32.532000000</dc:date>
    <dc:description/>
    <dc:language>en-US</dc:language>
    <dc:subject/>
    <dc:title/>
    <meta:creation-date>2019-02-05T13:17:33Z</meta:creation-date>
    <meta:initial-creator>Tim 2</meta:initial-creator>
    <meta:keyword/>
    <meta:generator>LibreOffice/6.4.0.3$Windows_X86_64 LibreOffice_project/b0a288ab3d2d4774cb44b62f04d5d28733ac6df8</meta:generator>
    <meta:editing-duration>PT9M1S</meta:editing-duration>
    <meta:editing-cycles>2</meta:editing-cycles>
    <meta:document-statistic meta:object-count="238"/>
    <meta:user-defined meta:name="category"/>
    <meta:user-defined meta:name="company"/>
  </office:meta>
</office:document-meta>
</file>